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0e93a" officeooo:paragraph-rsid="0000e93a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0e93a" officeooo:paragraph-rsid="0000e93a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e93a" officeooo:paragraph-rsid="0000e93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1952" officeooo:paragraph-rsid="0003195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76b9" officeooo:paragraph-rsid="000576b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0e93a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rsid="000576b9" officeooo:paragraph-rsid="000576b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e93a" officeooo:paragraph-rsid="0000e93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e93a" officeooo:paragraph-rsid="0007c388" style:font-size-asian="10.5pt" style:font-weight-asian="normal" style:font-size-complex="12pt" style:font-weight-complex="normal"/>
    </style:style>
    <style:style style:name="T1" style:family="text">
      <style:text-properties officeooo:rsid="0000e93a"/>
    </style:style>
    <style:style style:name="T2" style:family="text">
      <style:text-properties officeooo:rsid="00031952"/>
    </style:style>
    <style:style style:name="T3" style:family="text">
      <style:text-properties fo:font-size="12pt" style:text-underline-style="none" fo:font-weight="normal" officeooo:rsid="0000e93a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70822" style:font-size-asian="10.5pt" style:font-weight-asian="normal" style:font-size-complex="12pt" style:font-weight-complex="normal"/>
    </style:style>
    <style:style style:name="T5" style:family="text">
      <style:text-properties officeooo:rsid="0003f4d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31952" style:font-weight-asian="bold" style:font-weight-complex="bold"/>
    </style:style>
    <style:style style:name="T8" style:family="text">
      <style:text-properties fo:font-weight="bold" officeooo:rsid="0007c38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UTER BUILD PROCESS</text:p>
      <text:p text:style-name="P2"/>
      <text:p text:style-name="P6"><text:span text:style-name="T3">A makefile has been added that will build all other projects and copy their .wasms </text:span><text:span text:style-name="T4">to</text:span><text:span text:style-name="T3"> the required location.</text:span></text:p>
      <text:p text:style-name="P3"/>
      <text:p text:style-name="P3">This is how your directory should be structured in order for the makefile to run <text:span text:style-name="T2">successfully</text:span>.</text:p>
      <text:p text:style-name="P3"/>
      <text:p text:style-name="P3"><text:tab/>your_directory:</text:p>
      <text:p text:style-name="P3"><text:tab/><text:tab/>&gt; <text:span text:style-name="T6">UniswapV2Router01_1.3_Update:</text:span></text:p>
      <text:p text:style-name="P3"><text:tab/><text:tab/><text:tab/>&gt; uniswap_v2_router_test_contract</text:p>
      <text:p text:style-name="P3"><text:tab/><text:tab/><text:tab/>&gt; uniswap_v2_router</text:p>
      <text:p text:style-name="P3"><text:tab/><text:tab/><text:tab/>&gt; uniswap_v2_library</text:p>
      <text:p text:style-name="P3"><text:tab/><text:tab/><text:tab/>&gt; other files/folders etc…</text:p>
      <text:p text:style-name="P3"><text:tab/><text:tab/>&gt; <text:span text:style-name="T6">UniswapV2Core:</text:span></text:p>
      <text:p text:style-name="P3"><text:tab/><text:tab/><text:tab/>&gt; CasperLabs-UniswapV2-core</text:p>
      <text:p text:style-name="P3"><text:tab/><text:tab/><text:tab/><text:tab/>&gt; erc20</text:p>
      <text:p text:style-name="P3"><text:tab/><text:tab/><text:tab/><text:tab/>&gt; factory</text:p>
      <text:p text:style-name="P3"><text:tab/><text:tab/><text:tab/><text:tab/>&gt; flash_swapper</text:p>
      <text:p text:style-name="P3"><text:tab/><text:tab/><text:tab/><text:tab/>&gt; pair</text:p>
      <text:p text:style-name="P3"><text:tab/><text:tab/><text:tab/><text:tab/>&gt; wcspr</text:p>
      <text:p text:style-name="P3"><text:tab/><text:tab/><text:tab/><text:tab/>&gt; other files/folders etc…</text:p>
      <text:p text:style-name="P3"><text:tab/><text:tab/><text:span text:style-name="T2">&gt; </text:span><text:span text:style-name="T7">makefile</text:span></text:p>
      <text:p text:style-name="P9"><text:span text:style-name="T7"><text:tab/><text:tab/></text:span><text:span text:style-name="T8">&gt; other files/folders</text:span></text:p>
      <text:p text:style-name="P3"/>
      <text:p text:style-name="P3"/>
      <text:p text:style-name="P4">Inside ‘your_directory’, execute following command</text:p>
      <text:p text:style-name="P4"><text:tab/><text:tab/><text:tab/><text:tab/><text:span text:style-name="T6">make build-contract</text:span></text:p>
      <text:p text:style-name="P4"/>
      <text:p text:style-name="P4">This command will build all the projects inside <text:span text:style-name="T1">UniswapV2Core </text:span>and <text:span text:style-name="T1">UniswapV2Router01</text:span> folders and paste their .wasm files <text:span text:style-name="T5">in the required location</text:span>.</text:p>
      <text:p text:style-name="P4"/>
      <text:p text:style-name="P5">Now you can go ahead and run router test cases. To do that you would need to go ‘UniswapV2Router01_1.3_Update/uniswap_v2_router’ and execute following command,</text:p>
      <text:p text:style-name="P5"><text:tab/><text:tab/><text:tab/><text:tab/><text:tab/> <text:span text:style-name="T6">make test</text:span></text:p>
      <text:p text:style-name="P7"/>
      <text:p text:style-name="P5">This will build and run the Router test cas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9:43:28.237038556</meta:creation-date>
    <dc:date>2021-10-25T20:12:37.128880578</dc:date>
    <meta:editing-duration>PT15M1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36" meta:character-count="996" meta:non-whitespace-character-count="827"/>
  </office:meta>
</office:document-meta>
</file>